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margins" fo:background-color="transparent" table:border-model="separating">
        <style:background-image/>
      </style:table-properties>
    </style:style>
    <style:style style:name="Table1.A" style:family="table-column">
      <style:table-column-properties style:column-width="2.375in" style:rel-column-width="21415*"/>
    </style:style>
    <style:style style:name="Table1.B" style:family="table-column">
      <style:table-column-properties style:column-width="4.8931in" style:rel-column-width="44120*"/>
    </style:style>
    <style:style style:name="Table1.A1" style:family="table-cell">
      <style:table-cell-properties style:vertical-align="middle" fo:padding="0.0201in" fo:border-left="0.05pt solid #168253" fo:border-right="none" fo:border-top="0.05pt solid #168253" fo:border-bottom="0.05pt solid #168253"/>
    </style:style>
    <style:style style:name="Table1.B1" style:family="table-cell">
      <style:table-cell-properties style:vertical-align="middle" fo:padding="0.0201in" fo:border-left="none" fo:border-right="0.05pt solid #168253" fo:border-top="0.05pt solid #168253" fo:border-bottom="0.05pt solid #168253"/>
    </style:style>
    <style:style style:name="Table1.A2" style:family="table-cell">
      <style:table-cell-properties style:vertical-align="middle" fo:padding="0.0201in" fo:border-left="0.05pt solid #168253" fo:border-right="none" fo:border-top="none" fo:border-bottom="0.05pt solid #168253"/>
    </style:style>
    <style:style style:name="Table1.B2" style:family="table-cell">
      <style:table-cell-properties style:vertical-align="middle" fo:padding="0.0201in" fo:border-left="none" fo:border-right="0.05pt solid #168253" fo:border-top="none" fo:border-bottom="0.05pt solid #168253"/>
    </style:style>
    <style:style style:name="Table2" style:family="table">
      <style:table-properties style:width="7.2681in" table:align="margins" fo:background-color="#ffffff">
        <style:background-image/>
      </style:table-properties>
    </style:style>
    <style:style style:name="Table2.A" style:family="table-column">
      <style:table-column-properties style:column-width="2.25in" style:rel-column-width="20287*"/>
    </style:style>
    <style:style style:name="Table2.B" style:family="table-column">
      <style:table-column-properties style:column-width="5.0181in" style:rel-column-width="45248*"/>
    </style:style>
    <style:style style:name="Table2.A1" style:family="table-cell">
      <style:table-cell-properties style:vertical-align="middle" fo:padding-left="0in" fo:padding-right="0in" fo:padding-top="0.0833in" fo:padding-bottom="0in" fo:border-left="0.05pt solid #168253" fo:border-right="none" fo:border-top="0.05pt solid #168253" fo:border-bottom="0.05pt solid #168253"/>
    </style:style>
    <style:style style:name="Table2.B1" style:family="table-cell">
      <style:table-cell-properties style:vertical-align="middle" fo:padding-left="0in" fo:padding-right="0in" fo:padding-top="0.0833in" fo:padding-bottom="0in" fo:border="0.05pt solid #168253"/>
    </style:style>
    <style:style style:name="Table2.A2" style:family="table-cell">
      <style:table-cell-properties style:vertical-align="middle" fo:padding-left="0in" fo:padding-right="0in" fo:padding-top="0.0833in" fo:padding-bottom="0in" fo:border-left="0.05pt solid #168253" fo:border-right="none" fo:border-top="none" fo:border-bottom="0.05pt solid #168253"/>
    </style:style>
    <style:style style:name="Table2.B2" style:family="table-cell">
      <style:table-cell-properties style:vertical-align="middle" fo:padding-left="0in" fo:padding-right="0in" fo:padding-top="0.0833in" fo:padding-bottom="0in" fo:border-left="0.05pt solid #168253" fo:border-right="0.05pt solid #168253" fo:border-top="none" fo:border-bottom="0.05pt solid #168253"/>
    </style:style>
    <style:style style:name="Table3" style:family="table">
      <style:table-properties style:width="7.2681in" table:align="margins" fo:background-color="#ffffff">
        <style:background-image/>
      </style:table-properties>
    </style:style>
    <style:style style:name="Table3.A" style:family="table-column">
      <style:table-column-properties style:column-width="2.2792in" style:rel-column-width="20550*"/>
    </style:style>
    <style:style style:name="Table3.B" style:family="table-column">
      <style:table-column-properties style:column-width="4.9889in" style:rel-column-width="44985*"/>
    </style:style>
    <style:style style:name="Table3.A1" style:family="table-cell">
      <style:table-cell-properties style:vertical-align="middle" fo:padding="0.0597in" fo:border-left="0.05pt solid #1e6a39" fo:border-right="none" fo:border-top="0.05pt solid #1e6a39" fo:border-bottom="0.05pt solid #1e6a39"/>
    </style:style>
    <style:style style:name="Table3.B1" style:family="table-cell">
      <style:table-cell-properties style:vertical-align="middle" fo:padding="0.0597in" fo:border="0.05pt solid #1e6a39"/>
    </style:style>
    <style:style style:name="Table3.A2" style:family="table-cell">
      <style:table-cell-properties style:vertical-align="middle" fo:padding="0.0597in" fo:border-left="0.05pt solid #1e6a39" fo:border-right="none" fo:border-top="none" fo:border-bottom="0.05pt solid #1e6a39"/>
    </style:style>
    <style:style style:name="Table3.B2" style:family="table-cell">
      <style:table-cell-properties style:vertical-align="middle" fo:padding="0.0597in" fo:border-left="0.05pt solid #1e6a39" fo:border-right="0.05pt solid #1e6a39" fo:border-top="none" fo:border-bottom="0.05pt solid #1e6a39"/>
    </style:style>
    <style:style style:name="Table4" style:family="table">
      <style:table-properties style:width="7.2681in" table:align="margins" fo:background-color="#ffffff">
        <style:background-image/>
      </style:table-properties>
    </style:style>
    <style:style style:name="Table4.A" style:family="table-column">
      <style:table-column-properties style:column-width="2.3361in" style:rel-column-width="21063*"/>
    </style:style>
    <style:style style:name="Table4.B" style:family="table-column">
      <style:table-column-properties style:column-width="4.9319in" style:rel-column-width="44472*"/>
    </style:style>
    <style:style style:name="Table4.A1" style:family="table-cell">
      <style:table-cell-properties style:vertical-align="middle" fo:padding="0.0597in" fo:border-left="0.05pt solid #168253" fo:border-right="none" fo:border-top="0.05pt solid #168253" fo:border-bottom="0.05pt solid #168253"/>
    </style:style>
    <style:style style:name="Table4.B1" style:family="table-cell">
      <style:table-cell-properties style:vertical-align="middle" fo:padding="0.0597in" fo:border="0.05pt solid #168253"/>
    </style:style>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4"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style:font-name="Lato" fo:font-size="13pt" style:font-size-asian="13pt" style:font-size-complex="13pt"/>
    </style:style>
    <style:style style:name="P5"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6"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size-asian="22pt" style:font-size-complex="22pt"/>
    </style:style>
    <style:style style:name="P7"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8"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pt" fo:letter-spacing="normal" fo:font-style="normal" fo:font-weight="normal" style:font-size-asian="22pt" style:font-size-complex="22pt"/>
    </style:style>
    <style:style style:name="P9"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5pt" fo:letter-spacing="normal" fo:font-style="normal" fo:font-weight="normal" style:font-name-asian="Noto Sans CJK SC" style:font-size-asian="22pt" style:font-weight-asian="bold" style:font-name-complex="Lohit Devanagari" style:font-size-complex="22pt" style:font-weight-complex="bold"/>
    </style:style>
    <style:style style:name="P10" style:family="paragraph" style:parent-style-name="Text_20_body">
      <style:paragraph-properties fo:margin-left="0in" fo:margin-right="0in" fo:margin-top="0in" fo:margin-bottom="0.1043in" style:contextual-spacing="false" fo:text-indent="0in" style:auto-text-indent="false"/>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5pt" fo:letter-spacing="normal" fo:font-style="normal" fo:font-weight="normal" style:font-name-asian="Noto Sans CJK SC" style:font-size-asian="22pt" style:font-weight-asian="bold" style:font-name-complex="Lohit Devanagari" style:font-size-complex="22pt" style:font-weight-complex="bold"/>
    </style:style>
    <style:style style:name="P13"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style>
    <style:style style:name="P15" style:family="paragraph" style:parent-style-name="Heading_20_2">
      <style:paragraph-properties fo:margin-left="0in" fo:margin-right="0in" fo:margin-top="0in" fo:margin-bottom="0in" style:contextual-spacing="false" fo:line-height="142%" fo:text-align="start" style:justify-single-word="false" fo:orphans="2" fo:widows="2" fo:text-indent="0in" style:auto-text-indent="false" fo:padding="0in" fo:border="none"/>
      <style:text-properties fo:font-variant="normal" fo:text-transform="none" fo:color="#333333" loext:opacity="100%" style:font-name="Lato" fo:font-size="22.5pt" fo:letter-spacing="normal" fo:font-style="normal" fo:font-weight="normal" style:font-name-asian="Noto Sans CJK SC" style:font-size-asian="13pt" style:font-weight-asian="bold" style:font-name-complex="Lohit Devanagari" style:font-size-complex="13pt" style:font-weight-complex="bold"/>
    </style:style>
    <style:style style:name="P16" style:family="paragraph" style:parent-style-name="Text_20_body">
      <style:paragraph-properties fo:margin-left="0in" fo:margin-right="0in" fo:margin-top="0in" fo:margin-bottom="0in" style:contextual-spacing="false" fo:line-height="142%" fo:text-align="start" style:justify-single-word="false" fo:orphans="2" fo:widows="2" fo:text-indent="0in" style:auto-text-indent="false" fo:padding="0in" fo:border="none"/>
      <style:text-properties fo:font-variant="normal" fo:text-transform="none" fo:color="#333333" loext:opacity="100%" style:font-name="Lato" fo:font-size="13pt" fo:letter-spacing="normal" fo:font-style="normal" fo:font-weight="normal" style:font-name-asian="Noto Sans CJK SC" style:font-size-asian="13pt" style:font-weight-asian="bold" style:font-name-complex="Lohit Devanagari" style:font-size-complex="13pt" style:font-weight-complex="bold"/>
    </style:style>
    <style:style style:name="P17" style:family="paragraph" style:parent-style-name="Preformatted_20_Text">
      <loext:graphic-properties draw:fill="solid" draw:fill-color="#333333" draw:opacity="100%"/>
      <style:paragraph-properties fo:margin-left="0in" fo:margin-right="0in" fo:margin-top="0in" fo:margin-bottom="0in" style:contextual-spacing="false" fo:line-height="142%" fo:text-indent="0in" style:auto-text-indent="false" fo:background-color="#333333" fo:padding="0.0598in" fo:border="none"/>
    </style:style>
    <style:style style:name="P18"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598in" fo:border="0.06pt solid #000000"/>
    </style:style>
    <style:style style:name="P19" style:family="paragraph" style:parent-style-name="Text_20_body">
      <loext:graphic-properties draw:fill="solid" draw:fill-color="#fffff0" draw:opacity="100%"/>
      <style:paragraph-properties fo:margin-left="0in" fo:margin-right="0in" fo:margin-top="0in" fo:margin-bottom="0in" style:contextual-spacing="false" fo:line-height="142%" fo:text-align="start" style:justify-single-word="false" fo:orphans="2" fo:widows="2" fo:text-indent="0in" style:auto-text-indent="false" fo:background-color="#fffff0" fo:padding="0.0598in" fo:border="0.06pt solid #000000"/>
      <style:text-properties fo:font-variant="normal" fo:text-transform="none" fo:color="#333333" loext:opacity="100%" style:font-name="Lato" fo:font-size="13pt" fo:letter-spacing="normal" fo:font-style="normal" fo:font-weight="normal" style:font-name-asian="Noto Sans CJK SC" style:font-size-asian="13pt" style:font-weight-asian="bold" style:font-name-complex="Lohit Devanagari" style:font-size-complex="13pt" style:font-weight-complex="bold"/>
    </style:style>
    <style:style style:name="P20" style:family="paragraph" style:parent-style-name="Text_20_body">
      <loext:graphic-properties draw:fill="solid" draw:fill-color="#fff0f5" draw:opacity="100%"/>
      <style:paragraph-properties fo:margin-left="0in" fo:margin-right="0in" fo:margin-top="0in" fo:margin-bottom="0in" style:contextual-spacing="false" fo:line-height="142%" fo:text-align="start" style:justify-single-word="false"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name-asian="Noto Sans CJK SC" style:font-size-asian="13pt" style:font-weight-asian="bold" style:font-name-complex="Lohit Devanagari" style:font-size-complex="13pt" style:font-weight-complex="bold"/>
    </style:style>
    <style:style style:name="P21" style:family="paragraph" style:parent-style-name="List_20_Contents">
      <style:paragraph-properties fo:margin-left="0in" fo:margin-right="0in" fo:line-height="142%" fo:orphans="2" fo:widows="2" fo:text-indent="0in" style:auto-text-indent="false"/>
    </style:style>
    <style:style style:name="P22"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333333" loext:opacity="100%" style:font-name="Lato" fo:font-size="13pt" fo:letter-spacing="normal" fo:font-style="normal" fo:font-weight="normal" officeooo:paragraph-rsid="00050074" style:font-size-asian="13pt" style:font-size-complex="13pt"/>
    </style:style>
    <style:style style:name="P23"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24"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style>
    <style:style style:name="P25" style:family="paragraph" style:parent-style-name="Preformatted_20_Text">
      <loext:graphic-properties draw:fill="solid" draw:fill-color="#f5f5f5" draw:opacity="100%"/>
      <style:paragraph-properties fo:margin-left="0in" fo:margin-right="0in" fo:margin-top="0.1402in" fo:margin-bottom="0in" style:contextual-spacing="false" fo:line-height="142%" fo:text-indent="0in" style:auto-text-indent="false" fo:background-color="#f5f5f5" fo:padding="0.0902in" fo:border="0.06pt solid #cccccc"/>
      <style:text-properties fo:color="#333333" loext:opacity="100%" style:font-name="Lato" fo:font-size="13pt" style:font-size-asian="13pt" style:font-size-complex="13pt"/>
    </style:style>
    <style:style style:name="P26" style:family="paragraph" style:parent-style-name="Table_20_Contents">
      <loext:graphic-properties draw:opacity="100%"/>
      <style:paragraph-properties fo:margin-left="0in" fo:margin-right="0in" fo:margin-top="0.1799in" fo:margin-bottom="0in" style:contextual-spacing="false" fo:line-height="142%" fo:text-indent="0in" style:auto-text-indent="false"/>
    </style:style>
    <style:style style:name="P27" style:family="paragraph" style:parent-style-name="Text_20_body">
      <style:paragraph-properties fo:margin-left="0in" fo:margin-right="0in"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28"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29" style:family="paragraph" style:parent-style-name="Text_20_body">
      <style:paragraph-properties fo:margin-left="0in" fo:margin-right="0in" fo:margin-top="0.052in" fo:margin-bottom="0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30" style:family="paragraph" style:parent-style-name="Text_20_body">
      <style:paragraph-properties fo:margin-left="0in" fo:margin-right="0in" fo:margin-top="0in" fo:margin-bottom="0.2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31" style:family="paragraph" style:parent-style-name="Text_20_body">
      <loext:graphic-properties draw:fill="solid" draw:fill-color="#fffff0" draw:opacity="100%"/>
      <style:paragraph-properties fo:margin-left="0in" fo:margin-right="0in" fo:margin-top="0.05in" fo:margin-bottom="0.0799in" style:contextual-spacing="false" fo:orphans="2" fo:widows="2" fo:text-indent="0in" style:auto-text-indent="false" fo:background-color="#fffff0" fo:padding="0.0598in" fo:border="0.06pt solid #000000"/>
    </style:style>
    <style:style style:name="P32" style:family="paragraph" style:parent-style-name="Text_20_body">
      <loext:graphic-properties draw:fill="solid" draw:fill-color="#fffff0" draw:opacity="100%"/>
      <style:paragraph-properties fo:margin-left="0in" fo:margin-right="0in" fo:margin-top="0.05in" fo:margin-bottom="0.2598in" style:contextual-spacing="false" fo:orphans="2" fo:widows="2" fo:text-indent="0in" style:auto-text-indent="false" fo:background-color="#fffff0" fo:padding="0.0598in" fo:border="0.06pt solid #000000"/>
    </style:style>
    <style:style style:name="P33" style:family="paragraph" style:parent-style-name="Text_20_body">
      <loext:graphic-properties draw:fill="solid" draw:fill-color="#fffff0" draw:opacity="100%"/>
      <style:paragraph-properties fo:margin-left="0in" fo:margin-right="0in" fo:margin-top="0in" fo:margin-bottom="0.1in" style:contextual-spacing="false" fo:orphans="2" fo:widows="2" fo:text-indent="0in" style:auto-text-indent="false" fo:background-color="#fffff0" fo:padding="0.0598in" fo:border="0.06pt solid #000000"/>
    </style:style>
    <style:style style:name="P34" style:family="paragraph" style:parent-style-name="Heading_20_2">
      <style:text-properties fo:font-variant="normal" fo:text-transform="none" fo:color="#333333" loext:opacity="100%" style:font-name="Lato" fo:font-size="22.5pt" fo:letter-spacing="normal" fo:font-style="normal" fo:font-weight="normal" style:font-name-asian="Noto Sans CJK SC" style:font-size-asian="22pt" style:font-weight-asian="bold" style:font-name-complex="Lohit Devanagari" style:font-size-complex="22pt" style:font-weight-complex="bold"/>
    </style:style>
    <style:style style:name="P35"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3pt" fo:letter-spacing="normal" fo:font-style="normal" fo:font-weight="normal" style:font-size-asian="13pt" style:font-size-complex="13pt"/>
    </style:style>
    <style:style style:name="P36"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0.0016in" fo:font-style="normal" fo:font-weight="normal" style:font-size-asian="12pt" style:font-size-complex="12pt"/>
    </style:style>
    <style:style style:name="P37"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Lato" fo:font-size="13pt" fo:letter-spacing="normal" fo:font-style="normal" fo:font-weight="normal" style:font-size-asian="13pt" style:font-size-complex="13pt"/>
    </style:style>
    <style:style style:name="P38"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34e2e2" loext:opacity="100%" style:font-name="Consolas" fo:font-size="13pt" fo:letter-spacing="normal" fo:font-style="normal" fo:font-weight="normal" style:font-size-asian="13pt" style:font-size-complex="13pt"/>
    </style:style>
    <style:style style:name="P39"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style:font-name="Consolas" fo:font-size="13pt" style:font-size-asian="13pt" style:font-size-complex="13pt"/>
    </style:style>
    <style:style style:name="P40"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style>
    <style:style style:name="P41"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3pt" fo:letter-spacing="normal" fo:font-style="normal" fo:font-weight="normal" style:font-size-asian="13pt" style:font-size-complex="13pt"/>
    </style:style>
    <style:style style:name="P42"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style>
    <style:style style:name="P43" style:family="paragraph" style:parent-style-name="Preformatted_20_Text">
      <loext:graphic-properties draw:fill="solid" draw:fill-color="#333333" draw:opacity="100%"/>
      <style:paragraph-properties fo:margin-top="0in" fo:margin-bottom="0in" style:contextual-spacing="false" fo:line-height="142%" fo:background-color="#333333" fo:padding="0.0598in" fo:border="none"/>
      <style:text-properties fo:color="#eeeeee" loext:opacity="100%" style:font-name="Consolas" fo:font-size="12pt" style:font-size-asian="12pt" style:font-size-complex="12pt"/>
    </style:style>
    <style:style style:name="P44" style:family="paragraph" style:parent-style-name="Preformatted_20_Text">
      <loext:graphic-properties draw:fill="solid" draw:fill-color="#333333" draw:opacity="100%"/>
      <style:paragraph-properties fo:margin-top="0in" fo:margin-bottom="0in" style:contextual-spacing="false" fo:line-height="142%" fo:background-color="#333333" fo:padding="0.0598in" fo:border="none"/>
    </style:style>
    <style:style style:name="P45" style:family="paragraph" style:parent-style-name="Preformatted_20_Text">
      <loext:graphic-properties draw:fill="solid" draw:fill-color="#f5f5f5" draw:opacity="100%"/>
      <style:paragraph-properties fo:margin-left="0.2in" fo:margin-right="0.2in" fo:margin-top="0.1in" fo:margin-bottom="0.1in" style:contextual-spacing="false" fo:line-height="142%" fo:text-indent="0in" style:auto-text-indent="false" fo:background-color="#f5f5f5" fo:padding="0.0402in" fo:border="0.06pt solid #666666" style:join-border="false"/>
      <style:text-properties fo:color="#333333" loext:opacity="100%" style:font-name="Lato" fo:font-size="13pt" fo:background-color="transparent" style:font-size-asian="13pt" style:font-size-complex="13pt"/>
    </style:style>
    <style:style style:name="P46" style:family="paragraph" style:parent-style-name="Preformatted_20_Text">
      <loext:graphic-properties draw:fill="solid" draw:fill-color="#f5f5f5" draw:opacity="100%"/>
      <style:paragraph-properties fo:margin-left="0.1201in" fo:margin-right="0.1201in" fo:margin-top="0.0201in" fo:margin-bottom="0in" style:contextual-spacing="false" fo:line-height="142%" fo:text-indent="0in" style:auto-text-indent="false" fo:background-color="#f5f5f5" fo:padding="0.0598in" fo:border="0.06pt solid #cccccc" style:join-border="false"/>
      <style:text-properties fo:color="#333333" loext:opacity="100%" style:font-name="Lato" fo:font-size="13pt" style:font-size-asian="13pt" style:font-size-complex="13pt"/>
    </style:style>
    <style:style style:name="P47" style:family="paragraph" style:parent-style-name="Table_20_Contents">
      <loext:graphic-properties draw:opacity="100%"/>
      <style:paragraph-properties fo:margin-left="0.1201in" fo:margin-right="0.1201in" fo:margin-top="0.0201in" fo:margin-bottom="0in" style:contextual-spacing="false" fo:line-height="142%" fo:text-indent="0in" style:auto-text-indent="false"/>
    </style:style>
    <style:style style:name="P48" style:family="paragraph" style:parent-style-name="Preformatted_20_Text">
      <loext:graphic-properties draw:fill="solid" draw:fill-color="#f5f5f5" draw:opacity="100%"/>
      <style:paragraph-properties fo:margin-left="0.1in" fo:margin-right="0.1in" fo:margin-top="0in" fo:margin-bottom="0in" style:contextual-spacing="false" fo:line-height="142%" fo:text-indent="0in" style:auto-text-indent="false" fo:background-color="#f5f5f5" fo:padding="0.0598in" fo:border="0.06pt solid #cccccc" style:join-border="false"/>
      <style:text-properties fo:color="#333333" loext:opacity="100%" style:font-name="Lato" fo:font-size="13pt" style:font-size-asian="13pt" style:font-size-complex="13pt"/>
    </style:style>
    <style:style style:name="P49" style:family="paragraph" style:parent-style-name="Table_20_Contents">
      <loext:graphic-properties draw:opacity="100%"/>
      <style:paragraph-properties fo:margin-left="0.1in" fo:margin-right="0.1in" fo:margin-top="0in" fo:margin-bottom="0in" style:contextual-spacing="false" fo:line-height="142%" fo:text-indent="0in" style:auto-text-indent="false"/>
    </style:style>
    <style:style style:name="P50" style:family="paragraph" style:parent-style-name="Table_20_Contents">
      <style:paragraph-properties fo:line-height="142%"/>
    </style:style>
    <style:style style:name="P51"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5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5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680c3c" officeooo:paragraph-rsid="00680c3c" style:text-blinking="false" fo:background-color="transparent" loext:padding="0in" loext:border="none"/>
    </style:style>
    <style:style style:name="P54"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55" style:family="paragraph" style:parent-style-name="Text_20_body">
      <style:paragraph-properties fo:margin-left="0in" fo:margin-right="0in" fo:margin-top="0in" fo:margin-bottom="0in" style:contextual-spacing="false" fo:line-height="142%" fo:text-align="center" style:justify-single-word="false" fo:orphans="2" fo:widows="2" fo:text-indent="0in" style:auto-text-indent="false" fo:padding="0in" fo:border="non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ffffff" style:font-name-asian="Noto Sans CJK SC" style:font-size-asian="13pt" style:font-weight-asian="bold" style:font-name-complex="Lohit Devanagari" style:font-size-complex="13pt" style:font-weight-complex="bold" loext:padding-left="0.1457in" loext:padding-right="0in" loext:padding-top="0.052in" loext:padding-bottom="0.052in" loext:border-left="0.06pt solid #dddddd" loext:border-right="none" loext:border-top="0.06pt solid #dddddd" loext:border-bottom="0.06pt solid #dddddd"/>
    </style:style>
    <style:style style:name="P5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7" style:family="paragraph" style:parent-style-name="Text_20_body" style:list-style-name="L1">
      <style:paragraph-properties fo:margin-top="0in" fo:margin-bottom="0.1043in" style:contextual-spacing="false" fo:orphans="2" fo:widows="2"/>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Lato" fo:font-size="13pt" style:font-size-asian="13pt" style:font-size-complex="13pt" loext:padding="0in" loext:border="none"/>
    </style:style>
    <style:style style:name="T4"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5" style:family="text">
      <style:text-properties fo:font-variant="normal" fo:text-transform="none" fo:color="#333333" loext:opacity="100%" style:font-name="Lato" fo:font-size="13pt" fo:letter-spacing="normal" fo:font-style="normal" fo:font-weight="bold" style:font-size-asian="13pt" style:font-size-complex="13pt"/>
    </style:style>
    <style:style style:name="T6" style:family="text">
      <style:text-properties fo:font-variant="normal" fo:text-transform="none" fo:color="#333333" loext:opacity="100%" style:font-name="Lato" fo:font-size="13pt" fo:letter-spacing="normal" fo:font-style="normal" fo:font-weight="normal" style:font-size-asian="13pt" style:font-size-complex="13pt"/>
    </style:style>
    <style:style style:name="T7"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8" style:family="text">
      <style:text-properties fo:font-variant="normal" fo:text-transform="none" fo:color="#333333" loext:opacity="100%" style:font-name="Consolas" fo:font-size="13pt" fo:letter-spacing="normal" fo:font-style="normal" fo:font-weight="normal" fo:background-color="#f5f5f5" loext:char-shading-value="0" style:font-size-asian="13pt" style:font-size-complex="13pt" loext:padding="0in" loext:border="none"/>
    </style:style>
    <style:style style:name="T9"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10"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11" style:family="text">
      <style:text-properties fo:font-variant="normal" fo:text-transform="none" fo:color="#8ae234" loext:opacity="100%" style:font-name="Consolas" fo:font-size="13pt" fo:letter-spacing="normal" fo:font-style="normal" fo:font-weight="bold" style:font-size-asian="13pt" style:font-size-complex="13pt"/>
    </style:style>
    <style:style style:name="T12"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13" style:family="text">
      <style:text-properties fo:font-variant="normal" fo:text-transform="none" fo:color="#eeeeee" loext:opacity="100%" style:font-name="Consolas" fo:font-size="13pt" fo:letter-spacing="normal" fo:font-style="normal" fo:font-weight="bold" style:font-size-asian="13pt" style:font-size-complex="13pt"/>
    </style:style>
    <style:style style:name="T14" style:family="text">
      <style:text-properties fo:font-variant="normal" fo:text-transform="none" fo:color="#eeeeee" loext:opacity="100%" style:font-name="Consolas" fo:font-size="13pt" fo:letter-spacing="normal" fo:font-style="normal" fo:font-weight="normal" style:font-size-asian="13pt" style:font-size-complex="13pt"/>
    </style:style>
    <style:style style:name="T15" style:family="text">
      <style:text-properties fo:font-variant="normal" fo:text-transform="none" fo:color="#eeeeee" loext:opacity="100%" style:font-name="Consolas" fo:font-size="13pt" fo:letter-spacing="normal" style:font-size-asian="13pt" style:font-size-complex="13pt"/>
    </style:style>
    <style:style style:name="T16"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17"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18" style:family="text">
      <style:text-properties fo:font-variant="normal" fo:text-transform="none" fo:color="#729fcf" loext:opacity="100%" style:font-name="Consolas" fo:font-size="13pt" fo:letter-spacing="normal" fo:font-style="normal" fo:font-weight="bold" style:font-size-asian="13pt" style:font-size-complex="13pt"/>
    </style:style>
    <style:style style:name="T19"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20" style:family="text">
      <style:text-properties fo:font-style="normal"/>
    </style:style>
    <style:style style:name="T21" style:family="text">
      <style:text-properties fo:font-size="13pt" style:font-size-asian="13pt" style:font-size-complex="13pt"/>
    </style:style>
    <style:style style:name="T22" style:family="text">
      <style:text-properties officeooo:rsid="005c5ade"/>
    </style:style>
    <style:style style:name="T23" style:family="text">
      <style:text-properties fo:color="#8ae234" loext:opacity="100%" style:font-name="Consolas" fo:font-size="12pt" fo:font-weight="bold" style:font-size-asian="12pt" style:font-size-complex="12pt"/>
    </style:style>
    <style:style style:name="T24" style:family="text">
      <style:text-properties fo:color="#729fcf" loext:opacity="100%"/>
    </style:style>
    <style:style style:name="T25" style:family="text">
      <style:text-properties fo:color="#729fcf" loext:opacity="100%" style:font-name="Consolas" fo:font-size="12pt" fo:font-weight="bold" style:font-size-asian="12pt" style:font-size-complex="12pt"/>
    </style:style>
    <style:style style:name="T26" style:family="text">
      <style:text-properties officeooo:rsid="00668cad"/>
    </style:style>
    <style:style style:name="T27" style:family="text">
      <style:text-properties fo:font-weight="bold"/>
    </style:style>
    <style:style style:name="T28" style:family="text">
      <style:text-properties style:font-name="Lato" fo:font-size="13pt" style:font-size-asian="13pt" style:font-size-complex="13pt"/>
    </style:style>
    <style:style style:name="T29" style:family="text">
      <style:text-properties style:font-name="Lato" fo:font-size="13pt" style:font-size-asian="13pt" style:font-size-complex="13pt" loext:padding="0in" loext:border="none"/>
    </style:style>
    <style:style style:name="T30" style:family="text">
      <style:text-properties fo:color="#c7254e" loext:opacity="100%" style:font-name="Lato" fo:font-size="13pt" fo:background-color="#f9f2f4" loext:char-shading-value="0" style:font-size-asian="13pt" style:font-size-complex="13pt" loext:padding="0in" loext:border="none"/>
    </style:style>
    <style:style style:name="T31" style:family="text">
      <style:text-properties fo:color="#c7254e" loext:opacity="100%" style:font-name="Lato" fo:background-color="#f9f2f4" loext:char-shading-value="0" loext:padding="0in" loext:border="none"/>
    </style:style>
    <style:style style:name="T32" style:family="text">
      <style:text-properties fo:color="#eeeeee" loext:opacity="100%" style:font-name="Consolas" fo:font-size="12pt" fo:font-weight="bold" style:font-size-asian="12pt" style:font-size-complex="12pt"/>
    </style:style>
    <style:style style:name="T33" style:family="text">
      <style:text-properties fo:color="#eeeeee" loext:opacity="100%" style:font-name="Consolas" fo:font-size="12pt" style:font-size-asian="12pt" style:font-size-complex="12pt"/>
    </style:style>
    <style:style style:name="T34" style:family="text">
      <style:text-properties style:font-name="Consola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NDG Introduction to Linux I - Chapter <text:span text:style-name="T26">10</text:span><text:span text:style-name="T22"> </text:span><text:span text:style-name="T26">Standar Text Stream and </text:span></text:p>
      <text:p text:style-name="P53">Redirection</text:p>
      <text:p text:style-name="P1"/>
      <text:p text:style-name="P2"><text:a xlink:type="simple" xlink:href="https://content.netdevgroup.com/contents/lpic1-s1/yKFwE7mjZp/#objectives" text:style-name="Internet_20_link" text:visited-style-name="Visited_20_Internet_20_Link"><text:span text:style-name="T1">Objectives</text:span></text:a></text:p>
      <text:p text:style-name="P3"/>
      <text:p text:style-name="P54">This chapter will cover the following exam objectives:</text:p>
      <text:p text:style-name="P14"><text:span text:style-name="Strong_20_Emphasis"><text:span text:style-name="T5">103.4: Use streams, pipes and redirects v2</text:span></text:span></text:p>
      <text:p text:style-name="P11">Weight: 4</text:p>
      <text:p text:style-name="P11">Candidates should be able to redirect streams and connect them in order to efficiently process textual data. Tasks include redirecting standard input, standard output and standard error, piping the output of one command to the input of another command, using the output of one command as arguments to another command and sending output to both stdout and a file.</text:p>
      <text:p text:style-name="P14"><text:span text:style-name="Strong_20_Emphasis"><text:span text:style-name="T5">Key Knowledge Areas:</text:span></text:span></text:p>
      <text:list xml:id="list1610432594" text:style-name="L1">
        <text:list-item>
          <text:p text:style-name="P57"><text:span text:style-name="T6">Pipe the output of one command to the input of another command.<text:line-break/></text:span><text:a xlink:type="simple" xlink:href="https://content.netdevgroup.com/contents/lpic1-s1/nF2fzbHDAv/10.5" text:style-name="Internet_20_link" text:visited-style-name="Visited_20_Internet_20_Link"><text:span text:style-name="T9">Section 10.5</text:span></text:a></text:p>
        </text:list-item>
        <text:list-item>
          <text:p text:style-name="P57"><text:span text:style-name="T6">Use the output of one command as arguments to another command.<text:line-break/></text:span><text:a xlink:type="simple" xlink:href="https://content.netdevgroup.com/contents/lpic1-s1/nF2fzbHDAv/10.7" text:style-name="Internet_20_link" text:visited-style-name="Visited_20_Internet_20_Link"><text:span text:style-name="T9">Section 10.7</text:span></text:a></text:p>
        </text:list-item>
        <text:list-item>
          <text:p text:style-name="P57"><text:span text:style-name="T6">Send output to both stdout and a file.<text:line-break/></text:span><text:a xlink:type="simple" xlink:href="https://content.netdevgroup.com/contents/lpic1-s1/nF2fzbHDAv/10.6" text:style-name="Internet_20_link" text:visited-style-name="Visited_20_Internet_20_Link"><text:span text:style-name="T9">Section 10.6</text:span></text:a></text:p>
        </text:list-item>
      </text:list>
      <text:p text:style-name="P54"/>
      <text:p text:style-name="P30"/>
      <text:p text:style-name="P13"><text:a xlink:type="simple" xlink:href="https://content.netdevgroup.com/contents/lpic1-s1/yKFwE7mjZp/#terms" text:style-name="Internet_20_link" text:visited-style-name="Visited_20_Internet_20_Link"><text:span text:style-name="T2">Key Terms</text:span></text:a></text:p>
      <text:p text:style-name="P22">tee</text:p>
      <text:p text:style-name="P21"><text:span text:style-name="T6">Command used to read from standard input and write to standard output and files.<text:line-break/></text:span><text:a xlink:type="simple" xlink:href="https://content.netdevgroup.com/contents/lpic1-s1/nF2fzbHDAv/10.6" text:style-name="Internet_20_link" text:visited-style-name="Visited_20_Internet_20_Link"><text:span text:style-name="T9">Section 10.6</text:span></text:a></text:p>
      <text:p text:style-name="P23">xargs</text:p>
      <text:p text:style-name="P21"><text:span text:style-name="T6">Command used to build and execute command lines from standard input.<text:line-break/></text:span><text:a xlink:type="simple" xlink:href="https://content.netdevgroup.com/contents/lpic1-s1/nF2fzbHDAv/10.7" text:style-name="Internet_20_link" text:visited-style-name="Visited_20_Internet_20_Link"><text:span text:style-name="T9">Section 10.7</text:span></text:a></text:p>
      <text:p text:style-name="P51"/>
      <text:p text:style-name="P51"/>
      <text:p text:style-name="P51"/>
      <text:p text:style-name="P5"/>
      <text:p text:style-name="P5"><text:soft-page-break/><text:a xlink:type="simple" xlink:href="https://content.netdevgroup.com/contents/lpic1-s1/yKFwE7mjZp/#content" text:style-name="Internet_20_link" text:visited-style-name="Visited_20_Internet_20_Link"><text:span text:style-name="T4">Content</text:span></text:a></text:p>
      <text:p text:style-name="P4"/>
      <text:h text:style-name="P6" text:outline-level="2">10.1 Introduction</text:h>
      <text:p text:style-name="P8"/>
      <text:p text:style-name="P11">One of the key points in the UNIX philosophy was that all CLI commands should accept text as input and produce text as output. As this concept was applied to the development of UNIX (and later Linux), commands were developed to accept text as input, perform some kind of operation on the text and then produce text as output. Commands that read in text as input, alter that text in some way, and then produce text as output are sometimes known as filters.</text:p>
      <text:p text:style-name="P27">‌⁠​⁠​ </text:p>
      <text:p text:style-name="P14"><text:span text:style-name="T6">In order to be able to apply filter commands and work with text streams, it is helpful to understand a few forms of </text:span><text:span text:style-name="Variable"><text:span text:style-name="T6">redirection</text:span></text:span><text:span text:style-name="T6"> that can be used with most commands: pipelines, standard output redirection, error output redirection, and input redirection.</text:span></text:p>
      <text:p text:style-name="P12"/>
      <text:h text:style-name="P9" text:outline-level="2">10.2 Standard Output</text:h>
      <text:p text:style-name="P12"><text:span text:style-name="T21">When a command executes without any errors, the output that is produced is known as </text:span><text:span text:style-name="Variable"><text:span text:style-name="T21">standard out</text:span></text:span><text:span text:style-name="T21">, also called </text:span><text:span text:style-name="Source_20_Text"><text:span text:style-name="T29">stdout</text:span></text:span><text:span text:style-name="T21"> or </text:span><text:span text:style-name="Source_20_Text"><text:span text:style-name="T29">STDOUT</text:span></text:span><text:span text:style-name="T21">. By default, this output will be sent to the terminal where the command is being executed.</text:span></text:p>
      <text:p text:style-name="P10"><text:span text:style-name="T28">It is possible to redirect standard out from a command so it will go to a file instead of the terminal. Standard output redirection is achieved by following a command with the greater-than </text:span><text:span text:style-name="Source_20_Text"><text:span text:style-name="T3">&gt;</text:span></text:span><text:span text:style-name="T28"> character and a destination file. For example, the </text:span><text:span text:style-name="Source_20_Text"><text:span text:style-name="T30">ls ~</text:span></text:span><text:span text:style-name="T28"> command will list the files in the home directory. To save a list of the files in the home directory, you must direct the output into a text file. To create the </text:span><text:span text:style-name="Source_20_Text"><text:span text:style-name="T3">/tmp/home.txt</text:span></text:span><text:span text:style-name="T28"> file:</text:span></text:p>
      <text:p text:style-name="P17"><text:span text:style-name="Strong_20_Emphasis"><text:span text:style-name="T23">sysadmin@localhost</text:span></text:span><text:span text:style-name="Strong_20_Emphasis"><text:span text:style-name="T32">:</text:span></text:span><text:span text:style-name="Strong_20_Emphasis"><text:span text:style-name="T25">~</text:span></text:span><text:span text:style-name="Strong_20_Emphasis"><text:span text:style-name="T32">$</text:span></text:span><text:span text:style-name="T33"> ls ~ &gt; /tmp/home.txt</text:span></text:p>
      <text:p text:style-name="P10"><text:span text:style-name="T28">After which, the </text:span><text:span text:style-name="Source_20_Text"><text:span text:style-name="T3">home.txt</text:span></text:span><text:span text:style-name="T28"> file will resemble:</text:span></text:p>
      <text:p text:style-name="P17"><text:span text:style-name="Strong_20_Emphasis"><text:span text:style-name="T23">sysadmin@localhost</text:span></text:span><text:span text:style-name="Strong_20_Emphasis"><text:span text:style-name="T32">:</text:span></text:span><text:span text:style-name="Strong_20_Emphasis"><text:span text:style-name="T25">~</text:span></text:span><text:span text:style-name="Strong_20_Emphasis"><text:span text:style-name="T32">$</text:span></text:span><text:span text:style-name="T33"> cat /tmp/home.txt</text:span></text:p>
      <text:p text:style-name="P43">Desktop</text:p>
      <text:p text:style-name="P43">Documents</text:p>
      <text:p text:style-name="P43">Downloads</text:p>
      <text:p text:style-name="P43">Music</text:p>
      <text:p text:style-name="P43">Pictures</text:p>
      <text:p text:style-name="P43">Public‌</text:p>
      <text:p text:style-name="P43">Templates</text:p>
      <text:p text:style-name="P43">Videos</text:p>
      <text:p text:style-name="P10"><text:soft-page-break/><text:span text:style-name="T28">Redirecting output using a single greater-than </text:span><text:span text:style-name="Source_20_Text"><text:span text:style-name="T3">&gt;</text:span></text:span><text:span text:style-name="T28"> character will create a new file, or </text:span><text:span text:style-name="Variable"><text:span text:style-name="T28">overwrite</text:span></text:span><text:span text:style-name="T28"> the contents of an existing file with the same name. Redirecting standard output with two greater-than </text:span><text:span text:style-name="Source_20_Text"><text:span text:style-name="T3">&gt;&gt;</text:span></text:span><text:span text:style-name="T28"> characters will also create a new file if it does not exist. The difference is that when using the </text:span><text:span text:style-name="Source_20_Text"><text:span text:style-name="T3">&gt;&gt;</text:span></text:span><text:span text:style-name="T28"> characters, the output of the command will be </text:span><text:span text:style-name="Variable"><text:span text:style-name="T28">appended</text:span></text:span><text:span text:style-name="T28"> to the end of a file if it does already exist. For example, to append to the file that was created by the previous command, execute the following:</text:span></text:p>
      <text:p text:style-name="P17"><text:span text:style-name="Strong_20_Emphasis"><text:span text:style-name="T23">sysadmin@localhost</text:span></text:span><text:span text:style-name="Strong_20_Emphasis"><text:span text:style-name="T32">:</text:span></text:span><text:span text:style-name="Strong_20_Emphasis"><text:span text:style-name="T25">~</text:span></text:span><text:span text:style-name="Strong_20_Emphasis"><text:span text:style-name="T32">$</text:span></text:span><text:span text:style-name="T33"> date &gt;&gt; /tmp/home.txt</text:span></text:p>
      <text:p text:style-name="P10"><text:span text:style-name="T28">Which will update the </text:span><text:span text:style-name="Source_20_Text"><text:span text:style-name="T3">home.txt</text:span></text:span><text:span text:style-name="T28"> file to:</text:span></text:p>
      <text:p text:style-name="P17"><text:span text:style-name="Strong_20_Emphasis"><text:span text:style-name="T23">sysadmin@localhost</text:span></text:span><text:span text:style-name="Strong_20_Emphasis"><text:span text:style-name="T32">:</text:span></text:span><text:span text:style-name="Strong_20_Emphasis"><text:span text:style-name="T25">~</text:span></text:span><text:span text:style-name="Strong_20_Emphasis"><text:span text:style-name="T32">$</text:span></text:span><text:span text:style-name="T33"> cat /tmp/home.txt</text:span></text:p>
      <text:p text:style-name="P43">Desktop</text:p>
      <text:p text:style-name="P43">Documents</text:p>
      <text:p text:style-name="P43">Downloads</text:p>
      <text:p text:style-name="P43">Music</text:p>
      <text:p text:style-name="P43">Pictures</text:p>
      <text:p text:style-name="P43">Templates</text:p>
      <text:p text:style-name="P43">Videos</text:p>
      <text:p text:style-name="P43">Thu Oct <text:s/>2 17:36:02 UTC 2020</text:p>
      <text:p text:style-name="P10"><text:span text:style-name="T28">There is a number associated with the standard output </text:span><text:span text:style-name="Variable"><text:span text:style-name="T28">file descriptor</text:span></text:span><text:span text:style-name="T28"> (the </text:span><text:span text:style-name="Source_20_Text"><text:span text:style-name="T3">&gt;</text:span></text:span><text:span text:style-name="T28"> character): the number </text:span><text:span text:style-name="Source_20_Text"><text:span text:style-name="T3">1</text:span></text:span><text:span text:style-name="T28"> (one). However, since standard output is the most commonly redirected command output, the number can be omitted. Technically, the commands should be executed as shown below:</text:span></text:p>
      <text:p text:style-name="P17"><text:span text:style-name="Strong_20_Emphasis"><text:span text:style-name="T23">sysadmin@localhost</text:span></text:span><text:span text:style-name="Strong_20_Emphasis"><text:span text:style-name="T32">:</text:span></text:span><text:span text:style-name="Strong_20_Emphasis"><text:span text:style-name="T25">~</text:span></text:span><text:span text:style-name="Strong_20_Emphasis"><text:span text:style-name="T32">$</text:span></text:span><text:span text:style-name="T33"> ls 1&gt; /tmp/ls.txt</text:span></text:p>
      <text:p text:style-name="P44"><text:span text:style-name="Strong_20_Emphasis"><text:span text:style-name="T23">sysadmin@localhost</text:span></text:span><text:span text:style-name="Strong_20_Emphasis"><text:span text:style-name="T32">:</text:span></text:span><text:span text:style-name="Strong_20_Emphasis"><text:span text:style-name="T25">~</text:span></text:span><text:span text:style-name="Strong_20_Emphasis"><text:span text:style-name="T32">$</text:span></text:span><text:span text:style-name="T33"> date 1&gt;&gt; /tmp/ls.txt</text:span></text:p>
      <table:table table:name="Table1" table:style-name="Table1">
        <table:table-column table:style-name="Table1.A"/>
        <table:table-column table:style-name="Table1.B"/>
        <table:table-row table:style-name="TableLine93920015379680">
          <table:table-cell table:style-name="Table1.A1" office:value-type="string">
            <text:p text:style-name="P45">COMMAND &gt; FILE</text:p>
            <text:p text:style-name="P45">COMMAND 1&gt; FILE</text:p>
          </table:table-cell>
          <table:table-cell table:style-name="Table1.B1" office:value-type="string">
            <text:p text:style-name="P26"><text:span text:style-name="T28">Create or overwrite </text:span><text:span text:style-name="Source_20_Text"><text:span text:style-name="T3">FILE</text:span></text:span><text:span text:style-name="T28"> with the standard output of </text:span><text:span text:style-name="Source_20_Text"><text:span text:style-name="T3">COMMAND</text:span></text:span></text:p>
          </table:table-cell>
        </table:table-row>
        <table:table-row table:style-name="TableLine93920015555056">
          <table:table-cell table:style-name="Table1.A2" office:value-type="string">
            <text:p text:style-name="P45">COMMAND &gt;&gt; FILE</text:p>
            <text:p text:style-name="P45">COMMAND 1&gt;&gt; FILE</text:p>
          </table:table-cell>
          <table:table-cell table:style-name="Table1.B2" office:value-type="string">
            <text:p text:style-name="P26"><text:span text:style-name="T28">Create or append to </text:span><text:span text:style-name="Source_20_Text"><text:span text:style-name="T3">FILE</text:span></text:span><text:span text:style-name="T28"> with the standard output of </text:span><text:span text:style-name="Source_20_Text"><text:span text:style-name="T3">COMMAND</text:span></text:span></text:p>
          </table:table-cell>
        </table:table-row>
      </table:table>
      <text:p text:style-name="P55"/>
      <text:p text:style-name="P55"/>
      <text:p text:style-name="P55"/>
      <text:h text:style-name="P34" text:outline-level="2"><text:soft-page-break/>10.3 Standard Error</text:h>
      <text:p text:style-name="P14"><text:span text:style-name="T6">When a command encounters an error, it will produce output that is known as </text:span><text:span text:style-name="Variable"><text:span text:style-name="T6">standard error</text:span></text:span><text:span text:style-name="T6">, also called </text:span><text:span text:style-name="Source_20_Text"><text:span text:style-name="T7">stderr</text:span></text:span><text:span text:style-name="T6"> or </text:span><text:span text:style-name="Source_20_Text"><text:span text:style-name="T7">STDERR</text:span></text:span><text:span text:style-name="T6">. Like standard out, the standard error output is normally sent to the same terminal where the command is currently being executed. The number associated with the standard error file descriptor is </text:span><text:span text:style-name="Source_20_Text"><text:span text:style-name="T7">2</text:span></text:span><text:span text:style-name="T6"> (two).</text:span></text:p>
      <text:p text:style-name="P14"><text:span text:style-name="T6">If you tried to execute the </text:span><text:span text:style-name="Source_20_Text"><text:span text:style-name="T10">ls /junk</text:span></text:span><text:span text:style-name="T6"> command, then the command would produce standard error messages because the </text:span><text:span text:style-name="Source_20_Text"><text:span text:style-name="T7">/junk</text:span></text:span><text:span text:style-name="T6"> directory does not exist.</text:span></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ls /junk</text:span></text:p>
      <text:p text:style-name="P41">ls: cannot access /junk: No such file or directory</text:p>
      <text:p text:style-name="P14"><text:span text:style-name="T6">Because this output goes to standard error, the greater-than </text:span><text:span text:style-name="Source_20_Text"><text:span text:style-name="T7">&gt;</text:span></text:span><text:span text:style-name="T6"> character alone will not successfully redirect it, and the output of the command will still be sent to the terminal:</text:span></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ls /junk &gt; output</text:span></text:p>
      <text:p text:style-name="P41">ls: cannot access /junk: No such file or directory</text:p>
      <text:p text:style-name="P14"><text:span text:style-name="T6">To redirect these error messages, you must use the correct file descriptor, which for standard error is the number </text:span><text:span text:style-name="Source_20_Text"><text:span text:style-name="T7">2</text:span></text:span><text:span text:style-name="T6">. Execute the following, and the error will be redirected into the </text:span><text:span text:style-name="Source_20_Text"><text:span text:style-name="T7">/tmp/ls.err</text:span></text:span><text:span text:style-name="T6"> file:</text:span></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ls /junk 2&gt; /tmp/ls.err</text:span></text:p>
      <text:p text:style-name="P14"><text:span text:style-name="T6">Just like standard output, the use of a single </text:span><text:span text:style-name="Source_20_Text"><text:span text:style-name="T7">&gt;</text:span></text:span><text:span text:style-name="T6"> character for redirection will either create the file if it doesn’t exist or </text:span><text:span text:style-name="Variable"><text:span text:style-name="T6">clobber</text:span></text:span><text:span text:style-name="T6"> (overwrite) an existing file's contents. To prevent clobbering an existing file when redirecting standard error, use the double </text:span><text:span text:style-name="Source_20_Text"><text:span text:style-name="T7">&gt;&gt;</text:span></text:span><text:span text:style-name="T6"> characters after the number </text:span><text:span text:style-name="Source_20_Text"><text:span text:style-name="T7">2</text:span></text:span><text:span text:style-name="T6"> to append instead:</text:span></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ls /junk 2&gt;&gt; /tmp/ls.err</text:span></text:p>
      <text:p text:style-name="P14"><text:span text:style-name="T6">The </text:span><text:span text:style-name="Source_20_Text"><text:span text:style-name="T7">/tmp/ls.err</text:span></text:span><text:span text:style-name="T6"> file now contains the redirected error messages:</text:span></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cat /tmp/ls.err</text:span></text:p>
      <text:p text:style-name="P41">ls: cannot access '/junk': No such file or directory</text:p>
      <text:p text:style-name="P41">ls: cannot access '/junk': No such file or directory</text:p>
      <table:table table:name="Table2" table:style-name="Table2">
        <table:table-column table:style-name="Table2.A"/>
        <table:table-column table:style-name="Table2.B"/>
        <table:table-row table:style-name="TableLine93920015506240">
          <table:table-cell table:style-name="Table2.A1" office:value-type="string">
            <text:p text:style-name="P46">COMMAND 2&gt; FILE</text:p>
          </table:table-cell>
          <table:table-cell table:style-name="Table2.B1" office:value-type="string">
            <text:p text:style-name="P47"><text:span text:style-name="T28">Create or overwrite </text:span><text:span text:style-name="Source_20_Text"><text:span text:style-name="T3">FILE</text:span></text:span><text:span text:style-name="T28"> with the standard error of </text:span><text:span text:style-name="Source_20_Text"><text:span text:style-name="T3">COMMAND</text:span></text:span></text:p>
          </table:table-cell>
        </table:table-row>
        <table:table-row table:style-name="TableLine93920015589040">
          <table:table-cell table:style-name="Table2.A2" office:value-type="string">
            <text:p text:style-name="P46">COMMAND 2&gt;&gt; FILE</text:p>
          </table:table-cell>
          <table:table-cell table:style-name="Table2.B2" office:value-type="string">
            <text:p text:style-name="P47"><text:span text:style-name="T28">Create or append to </text:span><text:span text:style-name="Source_20_Text"><text:span text:style-name="T3">FILE</text:span></text:span><text:span text:style-name="T28"> with the standard error of </text:span><text:span text:style-name="Source_20_Text"><text:span text:style-name="T3">COMMAND</text:span></text:span></text:p>
          </table:table-cell>
        </table:table-row>
      </table:table>
      <text:p text:style-name="P11"/>
      <text:p text:style-name="P14"><text:soft-page-break/><text:span text:style-name="T6">Some commands will produce both </text:span><text:span text:style-name="Source_20_Text"><text:span text:style-name="T7">stdout</text:span></text:span><text:span text:style-name="T6"> and </text:span><text:span text:style-name="Source_20_Text"><text:span text:style-name="T7">stderr</text:span></text:span><text:span text:style-name="T6"> output:</text:span></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find /etc -name passwd</text:span></text:p>
      <text:p text:style-name="P41">/etc/pam.d/passwd</text:p>
      <text:p text:style-name="P41">/etc/passwd</text:p>
      <text:p text:style-name="P41">find: '/etc/ssl/private': Permission denied</text:p>
      <text:p text:style-name="P11">These two different outputs can be redirected into two separate files by using the following syntax:</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find /etc -name passwd &gt; /tmp/output.txt 2&gt; /tmp/error.txt</text:span></text:p>
      <text:p text:style-name="P14"><text:span text:style-name="T6">The </text:span><text:span text:style-name="Source_20_Text"><text:span text:style-name="T10">cat</text:span></text:span><text:span text:style-name="T6"> command can be used to verify the success of the redirection above:</text:span></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cat /tmp/output.txt</text:span></text:p>
      <text:p text:style-name="P41">/etc/pam.d/passwd</text:p>
      <text:p text:style-name="P41">/etc/passwd</text:p>
      <text:p text:style-name="P42"><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cat /tmp/error.txt</text:span></text:p>
      <text:p text:style-name="P41">find: '/etc/ssl/private': Permission denied</text:p>
      <text:p text:style-name="P14"><text:span text:style-name="T6">Sometimes it isn't useful to have the error messages displayed in the terminal or stored in a file. To discard these error messages, use the </text:span><text:span text:style-name="Source_20_Text"><text:span text:style-name="T7">/dev/null</text:span></text:span><text:span text:style-name="T6"> file.</text:span></text:p>
      <text:p text:style-name="P14"><text:span text:style-name="T6">The </text:span><text:span text:style-name="Source_20_Text"><text:span text:style-name="T7">/dev/null</text:span></text:span><text:span text:style-name="T6"> file is like a trash can, where anything sent to it disappears from the system; it's sometimes called the </text:span><text:span text:style-name="Variable"><text:span text:style-name="T6">bit bucket</text:span></text:span><text:span text:style-name="T6"> or </text:span><text:span text:style-name="Variable"><text:span text:style-name="T6">black hole</text:span></text:span><text:span text:style-name="T6">. Any type of output can be redirected to the </text:span><text:span text:style-name="Source_20_Text"><text:span text:style-name="T7">/dev/null</text:span></text:span><text:span text:style-name="T6"> file; most commonly users will redirect standard error to this file, rather than standard output.</text:span></text:p>
      <text:p text:style-name="P14"><text:span text:style-name="T6">The syntax to use the </text:span><text:span text:style-name="Source_20_Text"><text:span text:style-name="T7">/dev/null</text:span></text:span><text:span text:style-name="T6"> file is the same as it is for redirecting to a regular file:</text:span></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find /etc -name passw 2&gt; /dev/null</text:span></text:p>
      <text:p text:style-name="P41">/etc/pam.d/passwd</text:p>
      <text:p text:style-name="P41">/etc/passwd</text:p>
      <text:p text:style-name="P11">What if you wanted all output (standard error and standard out) sent to one file? There are two techniques to redirect both standard error and standard out:</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ls &gt; /tmp/ls.all 2&gt;&amp;1</text:span></text:p>
      <text:p text:style-name="P42"><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ls &amp;&gt; /tmp/ls.all <text:s/></text:span></text:p>
      <text:p text:style-name="P14"><text:span text:style-name="T6">Both of the preceding command lines will create a file called </text:span><text:span text:style-name="Source_20_Text"><text:span text:style-name="T7">/tmp/ls.all</text:span></text:span><text:span text:style-name="T6"> that contains all standard out and standard error. The first command redirects </text:span><text:span text:style-name="Source_20_Text"><text:span text:style-name="T7">stdout</text:span></text:span><text:span text:style-name="T6"> to </text:span><text:span text:style-name="Source_20_Text"><text:span text:style-name="T7">/tmp/ls.all</text:span></text:span><text:span text:style-name="T6"> and </text:span><text:soft-page-break/><text:span text:style-name="T6">the </text:span><text:span text:style-name="Source_20_Text"><text:span text:style-name="T7">2&gt;&amp;1</text:span></text:span><text:span text:style-name="T6"> expression means "send </text:span><text:span text:style-name="Source_20_Text"><text:span text:style-name="T7">stderr</text:span></text:span><text:span text:style-name="T6"> wherever </text:span><text:span text:style-name="Source_20_Text"><text:span text:style-name="T7">stdout</text:span></text:span><text:span text:style-name="T6"> is going". In the second example, the </text:span><text:span text:style-name="Source_20_Text"><text:span text:style-name="T7">&amp;&gt;</text:span></text:span><text:span text:style-name="T6"> expression means "redirect all output".</text:span></text:p>
      <text:p text:style-name="P11">A similar technique can be used to append all output to a single file:</text:p>
      <text:p text:style-name="P7"><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ls /etc/au* &gt;&gt; /tmp/ls.all 2&gt;&amp;1</text:span></text:p>
      <text:p text:style-name="P42"><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ls /etc/au* &amp;&gt;&gt; /tmp/ls.all</text:span></text:p>
      <table:table table:name="Table3" table:style-name="Table3">
        <table:table-column table:style-name="Table3.A"/>
        <table:table-column table:style-name="Table3.B"/>
        <table:table-row table:style-name="TableLine93920015600400">
          <table:table-cell table:style-name="Table3.A1" office:value-type="string">
            <text:p text:style-name="P48">COMMAND &amp;&gt; FILE</text:p>
            <text:p text:style-name="P48">COMMAND &gt; FILE 2&gt;&amp;1</text:p>
          </table:table-cell>
          <table:table-cell table:style-name="Table3.B1" office:value-type="string">
            <text:p text:style-name="P49"><text:span text:style-name="T28">Create or overwrite </text:span><text:span text:style-name="Source_20_Text"><text:span text:style-name="T3">FILE</text:span></text:span><text:span text:style-name="T28"> with all output (</text:span><text:span text:style-name="Source_20_Text"><text:span text:style-name="T3">stdout</text:span></text:span><text:span text:style-name="T28">, </text:span><text:span text:style-name="Source_20_Text"><text:span text:style-name="T3">stderr</text:span></text:span><text:span text:style-name="T28">) of </text:span><text:span text:style-name="Source_20_Text"><text:span text:style-name="T3">COMMAND</text:span></text:span></text:p>
          </table:table-cell>
        </table:table-row>
        <table:table-row table:style-name="TableLine93920015570832">
          <table:table-cell table:style-name="Table3.A2" office:value-type="string">
            <text:p text:style-name="P48">COMMAND &amp;&gt;&gt; FILE</text:p>
            <text:p text:style-name="P48">COMMAND &gt;&gt; FILE 2&gt;&amp;1</text:p>
          </table:table-cell>
          <table:table-cell table:style-name="Table3.B2" office:value-type="string">
            <text:p text:style-name="P49"><text:span text:style-name="T28">Create or append to </text:span><text:span text:style-name="Source_20_Text"><text:span text:style-name="T3">FILE</text:span></text:span><text:span text:style-name="T28"> with all output (</text:span><text:span text:style-name="Source_20_Text"><text:span text:style-name="T3">stdout</text:span></text:span><text:span text:style-name="T28">, </text:span><text:span text:style-name="Source_20_Text"><text:span text:style-name="T3">stderr</text:span></text:span><text:span text:style-name="T28">) of </text:span><text:span text:style-name="Source_20_Text"><text:span text:style-name="T3">COMMAND</text:span></text:span></text:p>
          </table:table-cell>
        </table:table-row>
      </table:table>
      <text:p text:style-name="P55"/>
      <text:p text:style-name="P16"/>
      <text:h text:style-name="P15" text:outline-level="2">10.4 Standard Input</text:h>
      <text:p text:style-name="P14"><text:span text:style-name="Variable"><text:span text:style-name="T6">Standard in</text:span></text:span><text:span text:style-name="T6">, also called </text:span><text:span text:style-name="Source_20_Text"><text:span text:style-name="T7">stdin</text:span></text:span><text:span text:style-name="T6"> or </text:span><text:span text:style-name="Source_20_Text"><text:span text:style-name="T7">STDIN</text:span></text:span><text:span text:style-name="T6">, normally comes from the keyboard with input provided by the user who runs the command. Although most commands are able to read input from files, there are some that expect the user to enter it using the keyboard.</text:span></text:p>
      <text:p text:style-name="P16"/>
      <text:p text:style-name="P19"><text:span text:style-name="Strong_20_Emphasis"><text:span text:style-name="T27">Note</text:span></text:span></text:p>
      <text:p text:style-name="P32"><text:span text:style-name="T6">One common way that text files are used as standard input for commands is by creating script files. Scripts are plain text files which are interpreted by the shell when given the proper permissions and prefaced with </text:span><text:span text:style-name="Source_20_Text"><text:span text:style-name="T7">#!/bin/sh</text:span></text:span><text:span text:style-name="T6"> on the first line, which tells the shell to interpret the script as standard input:</text:span></text:p>
      <text:p text:style-name="P24"><text:span text:style-name="T15"><text:s/></text:span><text:span text:style-name="Source_20_Text"><text:span text:style-name="T8">GNU nano 2.9.3</text:span></text:span><text:span text:style-name="T14"> <text:s text:c="17"/></text:span><text:span text:style-name="Source_20_Text"><text:span text:style-name="T8">examplescriptfile.sh</text:span></text:span></text:p>
      <text:p text:style-name="P39"/>
      <text:p text:style-name="P38">#!/bin/sh</text:p>
      <text:p text:style-name="P35"><text:span text:style-name="T24">echo</text:span> HelloWorld</text:p>
      <text:p text:style-name="P33"><text:soft-page-break/><text:span text:style-name="T6">When the script file is invoked at the prompt using the </text:span><text:span text:style-name="Source_20_Text"><text:span text:style-name="T7">./</text:span></text:span><text:span text:style-name="T6"> syntax, the shell will run all commands in the script file and return the result to the terminal window, or wherever the output is specified to be sent to:</text:span></text:p>
      <text:p text:style-name="P24"><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examplescriptfile.sh</text:span></text:p>
      <text:p text:style-name="P35">HelloWorld</text:p>
      <text:p text:style-name="P33"><text:span text:style-name="T6">One example of a command, that isn’t normally executed properly from a text file, is the </text:span><text:span text:style-name="Source_20_Text"><text:span text:style-name="T10">cd</text:span></text:span><text:span text:style-name="T6"> command. When the following script is run in the terminal, it is run as a </text:span><text:span text:style-name="Variable"><text:span text:style-name="T6">child process</text:span></text:span><text:span text:style-name="T6">, however, in order to successfully change to another directory, the </text:span><text:span text:style-name="Source_20_Text"><text:span text:style-name="T10">cd</text:span></text:span><text:span text:style-name="T6"> command must be run as a </text:span><text:span text:style-name="Variable"><text:span text:style-name="T6">parent process</text:span></text:span><text:span text:style-name="T6">. Consider the example </text:span><text:span text:style-name="Source_20_Text"><text:span text:style-name="T7">testcd.sh</text:span></text:span><text:span text:style-name="T6"> script file below, which specifies to use the </text:span><text:span text:style-name="Source_20_Text"><text:span text:style-name="T10">cd</text:span></text:span><text:span text:style-name="T6"> command to change to the </text:span><text:span text:style-name="Source_20_Text"><text:span text:style-name="T7">School</text:span></text:span><text:span text:style-name="T6"> directory then use the </text:span><text:span text:style-name="Source_20_Text"><text:span text:style-name="T10">echo</text:span></text:span><text:span text:style-name="T6"> command to print the string </text:span><text:span text:style-name="Source_20_Text"><text:span text:style-name="T7">HelloWorld</text:span></text:span><text:span text:style-name="T6">:</text:span></text:p>
      <text:p text:style-name="P24"><text:span text:style-name="Source_20_Text"><text:span text:style-name="T8">GNU nano 2.9.3</text:span></text:span><text:span text:style-name="T14"> <text:s text:c="21"/></text:span><text:span text:style-name="Source_20_Text"><text:span text:style-name="T8">testcd.sh</text:span></text:span></text:p>
      <text:p text:style-name="P39"/>
      <text:p text:style-name="P35">#!/bin/sh</text:p>
      <text:p text:style-name="P35">cd /home/sysadmin/Documents/School</text:p>
      <text:p text:style-name="P35">echo HelloWorld</text:p>
      <text:p text:style-name="P39"/>
      <text:p text:style-name="P39"/>
      <text:p text:style-name="P39"/>
      <text:p text:style-name="P40"><text:span text:style-name="T15"><text:s text:c="32"/></text:span><text:span text:style-name="Source_20_Text"><text:span text:style-name="T8">[ Read 3 lines ]</text:span></text:span></text:p>
      <text:p text:style-name="P36">^G Get Help <text:s/>^O Write Out ^W Where Is <text:s/>^K Cut Text <text:s/>^J Justify <text:s text:c="2"/>^C Cur Pos</text:p>
      <text:p text:style-name="P36">^X Exit <text:s text:c="5"/>^R Read File ^\ Replace <text:s text:c="2"/>^U Uncut Text^T To Linter ^_ Go To Line</text:p>
      <text:p text:style-name="P33"><text:span text:style-name="T6">When we try to run the </text:span><text:span text:style-name="Source_20_Text"><text:span text:style-name="T7">testcd.sh</text:span></text:span><text:span text:style-name="T6"> script the following occurs:</text:span></text:p>
      <text:p text:style-name="P24"><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testcd.sh <text:s text:c="46"/></text:span></text:p>
      <text:p text:style-name="P37"><text:span text:style-name="T34">HelloWorld <text:s text:c="5"/></text:span><text:s text:c="11"/></text:p>
      <text:p text:style-name="P18"><text:span text:style-name="T6">The script executes the </text:span><text:span text:style-name="Source_20_Text"><text:span text:style-name="T10">echo</text:span></text:span><text:span text:style-name="T6"> command and prints </text:span><text:span text:style-name="Source_20_Text"><text:span text:style-name="T7">HelloWorld</text:span></text:span><text:span text:style-name="T6">, but the </text:span><text:span text:style-name="Source_20_Text"><text:span text:style-name="T10">cd</text:span></text:span><text:span text:style-name="T6"> command cannot run as a parent process, so we are still in the directory where we started.</text:span></text:p>
      <text:p text:style-name="P31"><text:span text:style-name="T6">Therefore, even though the standard input doesn’t return an error, it won’t create the desired outcome of changing the directory to </text:span><text:span text:style-name="Source_20_Text"><text:span text:style-name="T7">/home/sysadmin/Documents/School</text:span></text:span><text:span text:style-name="T6">. However, when the standard input is typed by a user, and the desired directory is provided as an argument to the </text:span><text:span text:style-name="Source_20_Text"><text:span text:style-name="T10">cd</text:span></text:span><text:span text:style-name="T6"> command at the command line, it functions normally:</text:span></text:p>
      <text:p text:style-name="P24"><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cd /home/sysadmin/Documents/School</text:span></text:p>
      <text:p text:style-name="P40"><text:span text:style-name="Strong_20_Emphasis"><text:span text:style-name="T11">sysadmin@localhost</text:span></text:span><text:span text:style-name="Strong_20_Emphasis"><text:span text:style-name="T13">:</text:span></text:span><text:span text:style-name="Strong_20_Emphasis"><text:span text:style-name="T18">~/Documents/School</text:span></text:span><text:span text:style-name="Strong_20_Emphasis"><text:span text:style-name="T13">$</text:span></text:span></text:p>
      <text:p text:style-name="P18"><text:soft-page-break/><text:span text:style-name="Variable"><text:span text:style-name="T6">Scripting is covered in greater detail later in the </text:span></text:span><text:a xlink:type="simple" xlink:href="https://www.netdevgroup.com/online/courses/linux/introduction-to-linux-2" office:target-frame-name="_blank" xlink:show="new" text:style-name="Internet_20_link" text:visited-style-name="Visited_20_Internet_20_Link"><text:span text:style-name="Variable"><text:span text:style-name="T9">NDG Introduction to Linux 2</text:span></text:span></text:a><text:span text:style-name="Variable"><text:span text:style-name="T6">.</text:span></text:span></text:p>
      <text:p text:style-name="P16"/>
      <text:p text:style-name="P16">In some cases, it is useful to redirect standard input, so it comes from a file instead of the keyboard. A good example of when input redirection is desirable involves the <text:span text:style-name="Source_20_Text"><text:span text:style-name="T31">tr</text:span></text:span> command. The <text:span text:style-name="Source_20_Text"><text:span text:style-name="T31">tr</text:span></text:span> command <text:span text:style-name="Variable"><text:span text:style-name="T20">translates</text:span></text:span> characters by reading data from standard input; translating one set of characters to another set of characters and then writing the changed text to standard output.</text:p>
      <text:p text:style-name="P14"><text:span text:style-name="T6">For example, the following </text:span><text:span text:style-name="Source_20_Text"><text:span text:style-name="T10">tr</text:span></text:span><text:span text:style-name="T6"> command would take input from a user (via the keyboard) to perform a translation of all lowercase characters to uppercase characters. Execute the following command, type some text, and press </text:span><text:span text:style-name="Strong_20_Emphasis"><text:span text:style-name="T5">Enter</text:span></text:span><text:span text:style-name="T6"> to see the translation:</text:span></text:p>
      <text:p text:style-name="P24"><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tr 'a-z' 'A-Z'</text:span></text:p>
      <text:p text:style-name="P35">hello</text:p>
      <text:p text:style-name="P35">HELLO</text:p>
      <text:p text:style-name="P14"><text:span text:style-name="T6">The </text:span><text:span text:style-name="Source_20_Text"><text:span text:style-name="T10">tr</text:span></text:span><text:span text:style-name="T6"> command doesn't stop reading from standard input unless it's terminated or receives an "End of Transmission" character. This can be accomplished by typing </text:span><text:span text:style-name="Strong_20_Emphasis"><text:span text:style-name="T5">Ctrl</text:span></text:span><text:span text:style-name="T6">+</text:span><text:span text:style-name="Strong_20_Emphasis"><text:span text:style-name="T5">D</text:span></text:span><text:span text:style-name="T6">.</text:span></text:p>
      <text:p text:style-name="P14"><text:span text:style-name="T6">The </text:span><text:span text:style-name="Source_20_Text"><text:span text:style-name="T10">tr</text:span></text:span><text:span text:style-name="T6"> command won't accept a file name as an argument on the command line. To perform a translation using a file as input, utilize input redirection. To use input redirection, type the command with its options and arguments followed by the less-than </text:span><text:span text:style-name="Source_20_Text"><text:span text:style-name="T7">&lt;</text:span></text:span><text:span text:style-name="T6"> character and a path to a file to use for input. For example:</text:span></text:p>
      <text:p text:style-name="P24"><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cat Documents/animals.txt</text:span></text:p>
      <text:p text:style-name="P35">1 retriever</text:p>
      <text:p text:style-name="P35">2 badger</text:p>
      <text:p text:style-name="P35">3 bat</text:p>
      <text:p text:style-name="P35">4 wolf</text:p>
      <text:p text:style-name="P35">5 eagle</text:p>
      <text:p text:style-name="P40"><text:span text:style-name="Strong_20_Emphasis"><text:span text:style-name="T11">sysadmin@localhost</text:span></text:span><text:span text:style-name="Strong_20_Emphasis"><text:span text:style-name="T13">:</text:span></text:span><text:span text:style-name="Strong_20_Emphasis"><text:span text:style-name="T18">~</text:span></text:span><text:span text:style-name="Strong_20_Emphasis"><text:span text:style-name="T13">$</text:span></text:span><text:span text:style-name="T14"> tr 'a-z' 'A-Z' &lt; Documents/animals.txt</text:span></text:p>
      <text:p text:style-name="P35">1 RETRIEVER</text:p>
      <text:p text:style-name="P35">2 BADGER</text:p>
      <text:p text:style-name="P35">3 BAT</text:p>
      <text:p text:style-name="P35">4 WOLF</text:p>
      <text:p text:style-name="P35">5 EAGLE</text:p>
      <text:p text:style-name="P14"><text:span text:style-name="T6">The output shows the </text:span><text:span text:style-name="Source_20_Text"><text:span text:style-name="T7">animals.txt</text:span></text:span><text:span text:style-name="T6"> file "translated" into all uppercase characters.</text:span></text:p>
      <table:table table:name="Table4" table:style-name="Table4">
        <table:table-column table:style-name="Table4.A"/>
        <table:table-column table:style-name="Table4.B"/>
        <text:soft-page-break/>
        <table:table-row table:style-name="TableLine93920015668656">
          <table:table-cell table:style-name="Table4.A1" office:value-type="string">
            <text:p text:style-name="P25">COMMAND &lt; FILE</text:p>
          </table:table-cell>
          <table:table-cell table:style-name="Table4.B1" office:value-type="string">
            <text:p text:style-name="P50"><text:span text:style-name="T28">Use </text:span><text:span text:style-name="Source_20_Text"><text:span text:style-name="T3">FILE</text:span></text:span><text:span text:style-name="T28"> as standard input to </text:span><text:span text:style-name="Source_20_Text"><text:span text:style-name="T3">COMMAND</text:span></text:span></text:p>
          </table:table-cell>
        </table:table-row>
      </table:table>
      <text:p text:style-name="P16"/>
      <text:p text:style-name="P20"><text:span text:style-name="Strong_20_Emphasis"><text:span text:style-name="T27">Important</text:span></text:span></text:p>
      <text:p text:style-name="P28">Do not attempt to use the same file for input and output redirection, as the results are probably not desirable (you end up losing all data). Instead, capture the output and place it into another file; use a different file name as shown below:</text:p>
      <text:p text:style-name="P29"/>
      <text:p text:style-name="P24"><text:span text:style-name="Strong_20_Emphasis"><text:span text:style-name="T12">sysadmin@localhost</text:span></text:span><text:span text:style-name="Strong_20_Emphasis"><text:span text:style-name="T16">:</text:span></text:span><text:span text:style-name="Strong_20_Emphasis"><text:span text:style-name="T19">~</text:span></text:span><text:span text:style-name="Strong_20_Emphasis"><text:span text:style-name="T16">$</text:span></text:span><text:span text:style-name="T17"> tr 'a-z' 'A-Z' &lt; Documents/animals.txt &gt; animals.new</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2-20T07:36:31.062111230</dc:date>
    <meta:editing-duration>PT4H33M56S</meta:editing-duration>
    <meta:editing-cycles>38</meta:editing-cycles>
    <meta:generator>LibreOffice/7.1.7.2$Linux_X86_64 LibreOffice_project/10$Build-2</meta:generator>
    <meta:document-statistic meta:table-count="4" meta:image-count="0" meta:object-count="0" meta:page-count="9" meta:paragraph-count="159" meta:word-count="1940" meta:character-count="12065" meta:non-whitespace-character-count="10133"/>
  </office:meta>
</office:document-meta>
</file>